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. Sulz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9, 1891</text:p>
      <text:p text:style-name="P5">Month<text:tab/><text:tab/><text:tab/><text:tab/><text:tab/><text:tab/>June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HEBREW EDUCATION SOCIETY./</text:p>
      <text:p text:style-name="P2">SECRETARY'S OFFICE,/</text:p>
      <text:p text:style-name="P2">NO. 336 NORTH THIRD STREET./</text:p>
      <text:p text:style-name="P3">Philadelphia, June 19th 1891/</text:p>
      <text:p text:style-name="P2">Rev Dr S. Morais/</text:p>
      <text:p text:style-name="P2"><text:tab/>Dear Sir/</text:p>
      <text:p text:style-name="P2"><text:tab/><text:tab/>At a meeting of the Board/ of Officers of the Hebrew Education/ Society it was resolved to respectfully/ request you to prepare in Hebrew/ a copy of the sketch in English, of/ the Hebrew Education Society, its origin/ progress, work, and the purposes/ for which the new building is to/ be used, together with the names/ of its officers also in Hebrew/ By order of the President/ Most Respectfully/ Yours/ D Sulzberger/ secretar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23:50.20</meta:creation-date>
    <meta:document-statistic meta:table-count="0" meta:image-count="0" meta:object-count="0" meta:page-count="2" meta:paragraph-count="67" meta:word-count="257" meta:character-count="1820"/>
    <dc:date>2011-11-23T15:27:02.54</dc:date>
    <dc:creator>Penn Libraries</dc:creator>
    <meta:editing-duration>PT00H03M12S</meta:editing-duration>
    <meta:editing-cycles>1</meta:editing-cycles>
    <meta:generator>OpenOffice.org/3.2$Win32 OpenOffice.org_project/320m12$Build-9483</meta:generator>
  </office:meta>
</office:document-meta>
</file>